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ccf" officeooo:paragraph-rsid="0008fccf"/>
    </style:style>
    <style:style style:name="P2" style:family="paragraph" style:parent-style-name="Standard">
      <style:text-properties officeooo:rsid="000a71e5" officeooo:paragraph-rsid="000a71e5"/>
    </style:style>
    <style:style style:name="P3" style:family="paragraph" style:parent-style-name="Heading_20_2">
      <style:text-properties officeooo:paragraph-rsid="000a71e5"/>
    </style:style>
    <style:style style:name="P4" style:family="paragraph" style:parent-style-name="Heading_20_2">
      <style:text-properties officeooo:paragraph-rsid="000de122"/>
    </style:style>
    <style:style style:name="P5" style:family="paragraph" style:parent-style-name="Text_20_body" style:list-style-name="L1">
      <style:text-properties officeooo:paragraph-rsid="000c71d4"/>
    </style:style>
    <style:style style:name="P6" style:family="paragraph" style:parent-style-name="Text_20_body">
      <style:text-properties officeooo:paragraph-rsid="000a71e5"/>
    </style:style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0de122"/>
    </style:style>
    <style:style style:name="P9" style:family="paragraph" style:parent-style-name="Preformatted_20_Text">
      <style:text-properties officeooo:rsid="0008fccf" officeooo:paragraph-rsid="0008fccf"/>
    </style:style>
    <style:style style:name="T1" style:family="text">
      <style:text-properties officeooo:rsid="000de122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 </text:p>
      <text:p text:style-name="P1"/>
      <text:p text:style-name="P9"><text:span text:style-name="Source_20_Text">cat ~/.ssh/id_rsa.pub | ssh username@remote_host "mkdir -p ~/.ssh &amp;&amp; cat &gt;&gt; ~/.ssh/authorized_keys"</text:span></text:p>
      <text:p text:style-name="P1"/>
      <text:p text:style-name="P2"><text:a xlink:type="simple" xlink:href="https://unix.stackexchange.com/questions/115897/whats-ssh-port-forwarding-and-whats-the-difference-between-ssh-local-and-remot" text:style-name="Internet_20_link" text:visited-style-name="Visited_20_Internet_20_Link">https://unix.stackexchange.com/questions/115897/whats-ssh-port-forwarding-and-whats-the-difference-between-ssh-local-and-remot</text:a></text:p>
      <text:p text:style-name="P2"/>
      <text:h text:style-name="P4" text:outline-level="2"><text:a xlink:type="simple" xlink:href="https://unix.stackexchange.com/questions/115897/whats-ssh-port-forwarding-and-whats-the-difference-between-ssh-local-and-remot" text:style-name="Internet_20_link" text:visited-style-name="Visited_20_Internet_20_Link"><text:span text:style-name="Source_20_Text"><text:span text:style-name="T1">https://unix.stackexchange.com/questions/115897/whats-ssh-port-forwarding-and-whats-the-difference-between-ssh-local-and-remot</text:span></text:span></text:a></text:h>
      <text:p text:style-name="P8"><text:span text:style-name="Source_20_Text"/></text:p>
      <text:h text:style-name="P3" text:outline-level="2"><text:span text:style-name="Source_20_Text">Introduction</text:span></text:h>
      <text:list xml:id="list5561024500785713000" text:style-name="L2">
        <text:list-item>
          <text:p text:style-name="P7">local: <text:span text:style-name="Source_20_Text">-L Specifies that the given port on the local (client) host is to be forwarded to the given host and port on the remote side.</text:span></text:p>
          <text:p text:style-name="P7"><text:span text:style-name="Source_20_Text">ssh -L sourcePort:forwardToHost:onPort connectToHost</text:span> means: connect with ssh to <text:span text:style-name="Source_20_Text">connectToHost</text:span>, and forward all connection attempts to the <text:span text:style-name="Strong_20_Emphasis">local</text:span> <text:span text:style-name="Source_20_Text">sourcePort</text:span> to port <text:span text:style-name="Source_20_Text">onPort</text:span> on the machine called <text:span text:style-name="Source_20_Text">forwardToHost</text:span>, which can be reached from the <text:span text:style-name="Source_20_Text">connectToHost</text:span> machine.</text:p>
        </text:list-item>
        <text:list-item>
          <text:p text:style-name="P7">remote: <text:span text:style-name="Source_20_Text">-R Specifies that the given port on the remote (server) host is to be forwarded to the given host and port on the local side.</text:span></text:p>
          <text:p text:style-name="P7"><text:span text:style-name="Source_20_Text">ssh -R sourcePort:forwardToHost:onPort connectToHost</text:span> means: connect with ssh to <text:span text:style-name="Source_20_Text">connectToHost</text:span>, and forward all connection attempts to the <text:span text:style-name="Strong_20_Emphasis">remote</text:span> <text:span text:style-name="Source_20_Text">sourcePort</text:span> to port <text:span text:style-name="Source_20_Text">onPort</text:span> on the machine called <text:span text:style-name="Source_20_Text">forwardToHost</text:span>, which can be reached from your local machine.</text:p>
        </text:list-item>
      </text:list>
      <text:p text:style-name="P6"><text:span text:style-name="Source_20_Text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20:39:28.471710155</meta:creation-date>
    <dc:date>2017-04-19T11:09:37.770408660</dc:date>
    <meta:editing-duration>PT14H19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40" meta:character-count="1148" meta:non-whitespace-character-count="1018"/>
  </office:meta>
</office:document-meta>
</file>